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a2a865">
      <style:table-properties style:width="6.0in" table:align="margins"/>
    </style:style>
    <style:style style:family="table-column" style:name="a4dcd48">
      <style:table-column-properties style:column-width="001,2000in" style:rel-column-width="13107*"/>
    </style:style>
  </office:automatic-styles>
  <office:body>
    <office:spreadsheet>
      <table:table table:name="Sheet1" table:print="false" table:style-name="ta1">
        <table:table-column table:default-cell-style-name="Default" table:style-name="co1"/>
        <table:table-row table:style-name="ro1">
          <table:table-cell/>
        </table:table-row>
      </table:table>
      <table:table table:name="red_recarga_acceso_publico _2020 csv" table:style-name="aa2a865">
        <table:table-column table:number-columns-repeated="5" table:style-name="a4dcd48"/>
        <table:table-column table:number-columns-repeated="1" table:style-name="a4dcd48"/>
        <table:table-column table:number-columns-repeated="1" table:style-name="a4dcd48"/>
        <table:table-column table:number-columns-repeated="1" table:style-name="a4dcd48"/>
        <table:table-column table:number-columns-repeated="1" table:style-name="a4dcd48"/>
        <table:table-row>
          <table:table-cell>
            <text:p/>
          </table:table-cell>
          <table:table-cell>
            <text:p/>
          </table:table-cell>
          <table:table-cell>
            <text:p/>
          </table:table-cell>
          <table:table-cell>
            <text:p/>
          </table:table-cell>
          <table:table-cell>
            <text:p/>
          </table:table-cell>
          <table:table-cell/>
          <table:table-cell/>
          <table:table-cell/>
          <table:table-cell/>
        </table:table-row>
        <table:table-row>
          <table:table-cell>
            <text:p/>
          </table:table-cell>
          <table:table-cell>
            <text:p/>
          </table:table-cell>
          <table:table-cell>
            <text:p/>
          </table:table-cell>
          <table:table-cell>
            <text:p/>
          </table:table-cell>
          <table:table-cell>
            <text:p/>
          </table:table-cell>
          <table:table-cell/>
          <table:table-cell/>
          <table:table-cell/>
          <table:table-cell/>
        </table:table-row>
        <table:table-row>
          <table:table-cell office:string-value="DISTRITO" office:value-type="string">
            <text:p>DISTRITO</text:p>
          </table:table-cell>
          <table:table-cell office:string-value="DIRECCION" office:value-type="string">
            <text:p>DIRECCION</text:p>
          </table:table-cell>
          <table:table-cell office:string-value="EMPLAZAMIENTO" office:value-type="string">
            <text:p>EMPLAZAMIENTO</text:p>
          </table:table-cell>
          <table:table-cell office:string-value="Nº CARGADORES" office:value-type="string">
            <text:p>Nº CARGADORES</text:p>
          </table:table-cell>
          <table:table-cell office:string-value="OPERADOR" office:value-type="string">
            <text:p>OPERADOR</text:p>
          </table:table-cell>
          <table:table-cell office:string-value="COORX" office:value-type="string">
            <text:p>COORX</text:p>
          </table:table-cell>
          <table:table-cell office:string-value="COORY" office:value-type="string">
            <text:p>COORY</text:p>
          </table:table-cell>
          <table:table-cell office:string-value="LONGITUD" office:value-type="string">
            <text:p>LONGITUD</text:p>
          </table:table-cell>
          <table:table-cell office:string-value="LATITUD" office:value-type="string">
            <text:p>LATITUD</text:p>
          </table:table-cell>
        </table:table-row>
        <table:table-row>
          <table:table-cell office:string-value="Arganzuela" office:value-type="string">
            <text:p>Arganzuela</text:p>
          </table:table-cell>
          <table:table-cell office:string-value="Calle Chulapos s/n" office:value-type="string">
            <text:p>Calle Chulapos s/n</text:p>
          </table:table-cell>
          <table:table-cell office:string-value="Vía pública" office:value-type="string">
            <text:p>Vía pública</text:p>
          </table:table-cell>
          <table:table-cell office:value="1.0" office:value-type="float">
            <text:p>1.0</text:p>
          </table:table-cell>
          <table:table-cell office:string-value="REPSOL" office:value-type="string">
            <text:p>REPSOL</text:p>
          </table:table-cell>
          <table:table-cell office:string-value="438893,73" office:value-type="string">
            <text:p>438893,73</text:p>
          </table:table-cell>
          <table:table-cell office:string-value="4473226,26" office:value-type="string">
            <text:p>4473226,26</text:p>
          </table:table-cell>
          <table:table-cell office:string-value="-3.7201631" office:value-type="string">
            <text:p>-3.7201631</text:p>
          </table:table-cell>
          <table:table-cell office:string-value="40.4074098" office:value-type="string">
            <text:p>40.4074098</text:p>
          </table:table-cell>
        </table:table-row>
        <table:table-row>
          <table:table-cell office:string-value="Arganzuela" office:value-type="string">
            <text:p>Arganzuela</text:p>
          </table:table-cell>
          <table:table-cell office:string-value="Ronda de Valencia 1" office:value-type="string">
            <text:p>Ronda de Valencia 1</text:p>
          </table:table-cell>
          <table:table-cell office:string-value="Vía pública" office:value-type="string">
            <text:p>Vía pública</text:p>
          </table:table-cell>
          <table:table-cell office:value="1.0" office:value-type="float">
            <text:p>1.0</text:p>
          </table:table-cell>
          <table:table-cell office:string-value="GIC" office:value-type="string">
            <text:p>GIC</text:p>
          </table:table-cell>
          <table:table-cell office:string-value="440624,23" office:value-type="string">
            <text:p>440624,23</text:p>
          </table:table-cell>
          <table:table-cell office:string-value="4473016,22" office:value-type="string">
            <text:p>4473016,22</text:p>
          </table:table-cell>
          <table:table-cell office:string-value="-3.6997503" office:value-type="string">
            <text:p>-3.6997503</text:p>
          </table:table-cell>
          <table:table-cell office:string-value="40.4056429" office:value-type="string">
            <text:p>40.4056429</text:p>
          </table:table-cell>
        </table:table-row>
        <table:table-row>
          <table:table-cell office:string-value="Barajas" office:value-type="string">
            <text:p>Barajas</text:p>
          </table:table-cell>
          <table:table-cell office:string-value="Calle Medina del Pomar 22" office:value-type="string">
            <text:p>Calle Medina del Pomar 22</text:p>
          </table:table-cell>
          <table:table-cell office:string-value="Otros" office:value-type="string">
            <text:p>Otros</text:p>
          </table:table-cell>
          <table:table-cell office:value="1.0" office:value-type="float">
            <text:p>1.0</text:p>
          </table:table-cell>
          <table:table-cell office:string-value="ELECTRIC CHARGE SPAIN" office:value-type="string">
            <text:p>ELECTRIC CHARGE SPAIN</text:p>
          </table:table-cell>
          <table:table-cell office:string-value="450446,39" office:value-type="string">
            <text:p>450446,39</text:p>
          </table:table-cell>
          <table:table-cell office:string-value="4478105,29" office:value-type="string">
            <text:p>4478105,29</text:p>
          </table:table-cell>
          <table:table-cell office:string-value="-3.584398" office:value-type="string">
            <text:p>-3.584398</text:p>
          </table:table-cell>
          <table:table-cell office:string-value="40.4521312" office:value-type="string">
            <text:p>40.4521312</text:p>
          </table:table-cell>
        </table:table-row>
        <table:table-row>
          <table:table-cell office:string-value="Carabanchel" office:value-type="string">
            <text:p>Carabanchel</text:p>
          </table:table-cell>
          <table:table-cell office:string-value="Avenida de la Peseta 6" office:value-type="string">
            <text:p>Avenida de la Peseta 6</text:p>
          </table:table-cell>
          <table:table-cell office:string-value="Estación de servicio" office:value-type="string">
            <text:p>Estación de servicio</text:p>
          </table:table-cell>
          <table:table-cell office:value="1.0" office:value-type="float">
            <text:p>1.0</text:p>
          </table:table-cell>
          <table:table-cell office:string-value="REPSOL" office:value-type="string">
            <text:p>REPSOL</text:p>
          </table:table-cell>
          <table:table-cell office:string-value="434997,82" office:value-type="string">
            <text:p>434997,82</text:p>
          </table:table-cell>
          <table:table-cell office:string-value="4468934,81" office:value-type="string">
            <text:p>4468934,81</text:p>
          </table:table-cell>
          <table:table-cell office:string-value="-3.7656363" office:value-type="string">
            <text:p>-3.7656363</text:p>
          </table:table-cell>
          <table:table-cell office:string-value="40.3684557" office:value-type="string">
            <text:p>40.3684557</text:p>
          </table:table-cell>
        </table:table-row>
        <table:table-row>
          <table:table-cell office:string-value="Centro" office:value-type="string">
            <text:p>Centro</text:p>
          </table:table-cell>
          <table:table-cell office:string-value="Calle Génova 24" office:value-type="string">
            <text:p>Calle Génova 24</text:p>
          </table:table-cell>
          <table:table-cell office:string-value="Vía pública" office:value-type="string">
            <text:p>Vía pública</text:p>
          </table:table-cell>
          <table:table-cell office:value="1.0" office:value-type="float">
            <text:p>1.0</text:p>
          </table:table-cell>
          <table:table-cell office:string-value="GIC" office:value-type="string">
            <text:p>GIC</text:p>
          </table:table-cell>
          <table:table-cell office:string-value="441259" office:value-type="string">
            <text:p>441259</text:p>
          </table:table-cell>
          <table:table-cell office:string-value="4475260" office:value-type="string">
            <text:p>4475260</text:p>
          </table:table-cell>
          <table:table-cell office:string-value="-3.6924771" office:value-type="string">
            <text:p>-3.6924771</text:p>
          </table:table-cell>
          <table:table-cell office:string-value="40.425901" office:value-type="string">
            <text:p>40.425901</text:p>
          </table:table-cell>
        </table:table-row>
        <table:table-row>
          <table:table-cell office:string-value="Centro" office:value-type="string">
            <text:p>Centro</text:p>
          </table:table-cell>
          <table:table-cell office:string-value="Calle San Bernardo 14" office:value-type="string">
            <text:p>Calle San Bernardo 14</text:p>
          </table:table-cell>
          <table:table-cell office:string-value="Vía pública" office:value-type="string">
            <text:p>Vía pública</text:p>
          </table:table-cell>
          <table:table-cell office:value="1.0" office:value-type="float">
            <text:p>1.0</text:p>
          </table:table-cell>
          <table:table-cell office:string-value="REPSOL" office:value-type="string">
            <text:p>REPSOL</text:p>
          </table:table-cell>
          <table:table-cell office:string-value="439969" office:value-type="string">
            <text:p>439969</text:p>
          </table:table-cell>
          <table:table-cell office:string-value="4474882" office:value-type="string">
            <text:p>4474882</text:p>
          </table:table-cell>
          <table:table-cell office:string-value="-3.7076477" office:value-type="string">
            <text:p>-3.7076477</text:p>
          </table:table-cell>
          <table:table-cell office:string-value="40.4224037" office:value-type="string">
            <text:p>40.4224037</text:p>
          </table:table-cell>
        </table:table-row>
        <table:table-row>
          <table:table-cell office:string-value="Centro" office:value-type="string">
            <text:p>Centro</text:p>
          </table:table-cell>
          <table:table-cell office:string-value="Plaza de Jacinto Benavente 6" office:value-type="string">
            <text:p>Plaza de Jacinto Benavente 6</text:p>
          </table:table-cell>
          <table:table-cell office:string-value="Aparcamiento" office:value-type="string">
            <text:p>Aparcamiento</text:p>
          </table:table-cell>
          <table:table-cell office:value="1.0" office:value-type="float">
            <text:p>1.0</text:p>
          </table:table-cell>
          <table:table-cell office:string-value="EMT" office:value-type="string">
            <text:p>EMT</text:p>
          </table:table-cell>
          <table:table-cell office:string-value="440341,55" office:value-type="string">
            <text:p>440341,55</text:p>
          </table:table-cell>
          <table:table-cell office:string-value="4474015,14" office:value-type="string">
            <text:p>4474015,14</text:p>
          </table:table-cell>
          <table:table-cell office:string-value="-3.7031751" office:value-type="string">
            <text:p>-3.7031751</text:p>
          </table:table-cell>
          <table:table-cell office:string-value="40.4146214" office:value-type="string">
            <text:p>40.4146214</text:p>
          </table:table-cell>
        </table:table-row>
        <table:table-row>
          <table:table-cell office:string-value="Centro" office:value-type="string">
            <text:p>Centro</text:p>
          </table:table-cell>
          <table:table-cell office:string-value="Plaza de la Cebada" office:value-type="string">
            <text:p>Plaza de la Cebada</text:p>
          </table:table-cell>
          <table:table-cell office:string-value="Aparcamiento" office:value-type="string">
            <text:p>Aparcamiento</text:p>
          </table:table-cell>
          <table:table-cell office:value="2.0" office:value-type="float">
            <text:p>2.0</text:p>
          </table:table-cell>
          <table:table-cell office:string-value="DRIVE THE CITY" office:value-type="string">
            <text:p>DRIVE THE CITY</text:p>
          </table:table-cell>
          <table:table-cell office:string-value="439749,07" office:value-type="string">
            <text:p>439749,07</text:p>
          </table:table-cell>
          <table:table-cell office:string-value="4473590,81" office:value-type="string">
            <text:p>4473590,81</text:p>
          </table:table-cell>
          <table:table-cell office:string-value="-3.7101178" office:value-type="string">
            <text:p>-3.7101178</text:p>
          </table:table-cell>
          <table:table-cell office:string-value="40.4107562" office:value-type="string">
            <text:p>40.4107562</text:p>
          </table:table-cell>
        </table:table-row>
        <table:table-row>
          <table:table-cell office:string-value="Chamartín" office:value-type="string">
            <text:p>Chamartín</text:p>
          </table:table-cell>
          <table:table-cell office:string-value="Paseo Castellana 160" office:value-type="string">
            <text:p>Paseo Castellana 160</text:p>
          </table:table-cell>
          <table:table-cell office:string-value="Vía pública" office:value-type="string">
            <text:p>Vía pública</text:p>
          </table:table-cell>
          <table:table-cell office:value="1.0" office:value-type="float">
            <text:p>1.0</text:p>
          </table:table-cell>
          <table:table-cell office:string-value="REPSOL" office:value-type="string">
            <text:p>REPSOL</text:p>
          </table:table-cell>
          <table:table-cell office:string-value="441528,45" office:value-type="string">
            <text:p>441528,45</text:p>
          </table:table-cell>
          <table:table-cell office:string-value="4478870,2" office:value-type="string">
            <text:p>4478870,2</text:p>
          </table:table-cell>
          <table:table-cell office:string-value="-3.6896332" office:value-type="string">
            <text:p>-3.6896332</text:p>
          </table:table-cell>
          <table:table-cell office:string-value="40.4584423" office:value-type="string">
            <text:p>40.4584423</text:p>
          </table:table-cell>
        </table:table-row>
        <table:table-row>
          <table:table-cell office:string-value="Chamartín" office:value-type="string">
            <text:p>Chamartín</text:p>
          </table:table-cell>
          <table:table-cell office:string-value="Calle Cardenal Marcelo Spínola 10" office:value-type="string">
            <text:p>Calle Cardenal Marcelo Spínola 10</text:p>
          </table:table-cell>
          <table:table-cell office:string-value="Vía pública" office:value-type="string">
            <text:p>Vía pública</text:p>
          </table:table-cell>
          <table:table-cell office:value="1.0" office:value-type="float">
            <text:p>1.0</text:p>
          </table:table-cell>
          <table:table-cell office:string-value="GIC" office:value-type="string">
            <text:p>GIC</text:p>
          </table:table-cell>
          <table:table-cell office:string-value="443204,66" office:value-type="string">
            <text:p>443204,66</text:p>
          </table:table-cell>
          <table:table-cell office:string-value="4479841,35" office:value-type="string">
            <text:p>4479841,35</text:p>
          </table:table-cell>
          <table:table-cell office:string-value="-3.6699516" office:value-type="string">
            <text:p>-3.6699516</text:p>
          </table:table-cell>
          <table:table-cell office:string-value="40.4673071" office:value-type="string">
            <text:p>40.4673071</text:p>
          </table:table-cell>
        </table:table-row>
        <table:table-row>
          <table:table-cell office:string-value="Chamartín" office:value-type="string">
            <text:p>Chamartín</text:p>
          </table:table-cell>
          <table:table-cell office:string-value="Calle Hiedra 36" office:value-type="string">
            <text:p>Calle Hiedra 36</text:p>
          </table:table-cell>
          <table:table-cell office:string-value="Aparcamiento" office:value-type="string">
            <text:p>Aparcamiento</text:p>
          </table:table-cell>
          <table:table-cell office:value="1.0" office:value-type="float">
            <text:p>1.0</text:p>
          </table:table-cell>
          <table:table-cell office:string-value="EMT" office:value-type="string">
            <text:p>EMT</text:p>
          </table:table-cell>
          <table:table-cell office:string-value="442442,16" office:value-type="string">
            <text:p>442442,16</text:p>
          </table:table-cell>
          <table:table-cell office:string-value="4480402,5" office:value-type="string">
            <text:p>4480402,5</text:p>
          </table:table-cell>
          <table:table-cell office:string-value="-3.6789963" office:value-type="string">
            <text:p>-3.6789963</text:p>
          </table:table-cell>
          <table:table-cell office:string-value="40.4723097" office:value-type="string">
            <text:p>40.4723097</text:p>
          </table:table-cell>
        </table:table-row>
        <table:table-row>
          <table:table-cell office:string-value="Chamberí" office:value-type="string">
            <text:p>Chamberí</text:p>
          </table:table-cell>
          <table:table-cell office:string-value="Paseo Castellana 33" office:value-type="string">
            <text:p>Paseo Castellana 33</text:p>
          </table:table-cell>
          <table:table-cell office:string-value="Vía pública" office:value-type="string">
            <text:p>Vía pública</text:p>
          </table:table-cell>
          <table:table-cell office:value="1.0" office:value-type="float">
            <text:p>1.0</text:p>
          </table:table-cell>
          <table:table-cell office:string-value="GIC" office:value-type="string">
            <text:p>GIC</text:p>
          </table:table-cell>
          <table:table-cell office:string-value="441547,43" office:value-type="string">
            <text:p>441547,43</text:p>
          </table:table-cell>
          <table:table-cell office:string-value="4475930,09" office:value-type="string">
            <text:p>4475930,09</text:p>
          </table:table-cell>
          <table:table-cell office:string-value="-3.6891388" office:value-type="string">
            <text:p>-3.6891388</text:p>
          </table:table-cell>
          <table:table-cell office:string-value="40.4319578" office:value-type="string">
            <text:p>40.4319578</text:p>
          </table:table-cell>
        </table:table-row>
        <table:table-row>
          <table:table-cell office:string-value="Chamberí" office:value-type="string">
            <text:p>Chamberí</text:p>
          </table:table-cell>
          <table:table-cell office:string-value="Paseo Castellana 106" office:value-type="string">
            <text:p>Paseo Castellana 106</text:p>
          </table:table-cell>
          <table:table-cell office:string-value="Vía pública" office:value-type="string">
            <text:p>Vía pública</text:p>
          </table:table-cell>
          <table:table-cell office:value="1.0" office:value-type="float">
            <text:p>1.0</text:p>
          </table:table-cell>
          <table:table-cell office:string-value="REPSOL" office:value-type="string">
            <text:p>REPSOL</text:p>
          </table:table-cell>
          <table:table-cell office:string-value="441420,49" office:value-type="string">
            <text:p>441420,49</text:p>
          </table:table-cell>
          <table:table-cell office:string-value="4477426,85" office:value-type="string">
            <text:p>4477426,85</text:p>
          </table:table-cell>
          <table:table-cell office:string-value="-3.6907733" office:value-type="string">
            <text:p>-3.6907733</text:p>
          </table:table-cell>
          <table:table-cell office:string-value="40.4454324" office:value-type="string">
            <text:p>40.4454324</text:p>
          </table:table-cell>
        </table:table-row>
        <table:table-row>
          <table:table-cell office:string-value="Chamberí" office:value-type="string">
            <text:p>Chamberí</text:p>
          </table:table-cell>
          <table:table-cell office:string-value="Calle Fernández de los Ríos 42" office:value-type="string">
            <text:p>Calle Fernández de los Ríos 42</text:p>
          </table:table-cell>
          <table:table-cell office:string-value="Vía pública" office:value-type="string">
            <text:p>Vía pública</text:p>
          </table:table-cell>
          <table:table-cell office:value="1.0" office:value-type="float">
            <text:p>1.0</text:p>
          </table:table-cell>
          <table:table-cell office:string-value="REPSOL" office:value-type="string">
            <text:p>REPSOL</text:p>
          </table:table-cell>
          <table:table-cell office:string-value="439847,45" office:value-type="string">
            <text:p>439847,45</text:p>
          </table:table-cell>
          <table:table-cell office:string-value="4476302,27" office:value-type="string">
            <text:p>4476302,27</text:p>
          </table:table-cell>
          <table:table-cell office:string-value="-3.7092149" office:value-type="string">
            <text:p>-3.7092149</text:p>
          </table:table-cell>
          <table:table-cell office:string-value="40.4351894" office:value-type="string">
            <text:p>40.4351894</text:p>
          </table:table-cell>
        </table:table-row>
        <table:table-row>
          <table:table-cell office:string-value="Chamberí" office:value-type="string">
            <text:p>Chamberí</text:p>
          </table:table-cell>
          <table:table-cell office:string-value="Calle Fuencarral 114" office:value-type="string">
            <text:p>Calle Fuencarral 114</text:p>
          </table:table-cell>
          <table:table-cell office:string-value="Vía pública" office:value-type="string">
            <text:p>Vía pública</text:p>
          </table:table-cell>
          <table:table-cell office:value="1.0" office:value-type="float">
            <text:p>1.0</text:p>
          </table:table-cell>
          <table:table-cell office:string-value="REPSOL" office:value-type="string">
            <text:p>REPSOL</text:p>
          </table:table-cell>
          <table:table-cell office:string-value="440414,18" office:value-type="string">
            <text:p>440414,18</text:p>
          </table:table-cell>
          <table:table-cell office:string-value="4475676,4" office:value-type="string">
            <text:p>4475676,4</text:p>
          </table:table-cell>
          <table:table-cell office:string-value="-3.7024748" office:value-type="string">
            <text:p>-3.7024748</text:p>
          </table:table-cell>
          <table:table-cell office:string-value="40.429592" office:value-type="string">
            <text:p>40.429592</text:p>
          </table:table-cell>
        </table:table-row>
        <table:table-row>
          <table:table-cell office:string-value="Chamberí" office:value-type="string">
            <text:p>Chamberí</text:p>
          </table:table-cell>
          <table:table-cell office:string-value="Calle Manuel Silvela 16" office:value-type="string">
            <text:p>Calle Manuel Silvela 16</text:p>
          </table:table-cell>
          <table:table-cell office:string-value="Vía pública" office:value-type="string">
            <text:p>Vía pública</text:p>
          </table:table-cell>
          <table:table-cell office:value="1.0" office:value-type="float">
            <text:p>1.0</text:p>
          </table:table-cell>
          <table:table-cell office:string-value="GIC" office:value-type="string">
            <text:p>GIC</text:p>
          </table:table-cell>
          <table:table-cell office:string-value="440694" office:value-type="string">
            <text:p>440694</text:p>
          </table:table-cell>
          <table:table-cell office:string-value="4475775" office:value-type="string">
            <text:p>4475775</text:p>
          </table:table-cell>
          <table:table-cell office:string-value="-3.6991853" office:value-type="string">
            <text:p>-3.6991853</text:p>
          </table:table-cell>
          <table:table-cell office:string-value="40.4305003" office:value-type="string">
            <text:p>40.4305003</text:p>
          </table:table-cell>
        </table:table-row>
        <table:table-row>
          <table:table-cell office:string-value="Chamberí" office:value-type="string">
            <text:p>Chamberí</text:p>
          </table:table-cell>
          <table:table-cell office:string-value="Plaza del Conde de Valle de Suchil" office:value-type="string">
            <text:p>Plaza del Conde de Valle de Suchil</text:p>
          </table:table-cell>
          <table:table-cell office:string-value="Vía pública" office:value-type="string">
            <text:p>Vía pública</text:p>
          </table:table-cell>
          <table:table-cell office:value="1.0" office:value-type="float">
            <text:p>1.0</text:p>
          </table:table-cell>
          <table:table-cell office:string-value="REPSOL" office:value-type="string">
            <text:p>REPSOL</text:p>
          </table:table-cell>
          <table:table-cell office:string-value="440038,83" office:value-type="string">
            <text:p>440038,83</text:p>
          </table:table-cell>
          <table:table-cell office:string-value="4475778,21" office:value-type="string">
            <text:p>4475778,21</text:p>
          </table:table-cell>
          <table:table-cell office:string-value="-3.7069092" office:value-type="string">
            <text:p>-3.7069092</text:p>
          </table:table-cell>
          <table:table-cell office:string-value="40.4304822" office:value-type="string">
            <text:p>40.4304822</text:p>
          </table:table-cell>
        </table:table-row>
        <table:table-row>
          <table:table-cell office:string-value="Chamberí" office:value-type="string">
            <text:p>Chamberí</text:p>
          </table:table-cell>
          <table:table-cell office:string-value="Calle Alberto Aguilera 9" office:value-type="string">
            <text:p>Calle Alberto Aguilera 9</text:p>
          </table:table-cell>
          <table:table-cell office:string-value="Estación de servicio" office:value-type="string">
            <text:p>Estación de servicio</text:p>
          </table:table-cell>
          <table:table-cell office:value="1.0" office:value-type="float">
            <text:p>1.0</text:p>
          </table:table-cell>
          <table:table-cell office:string-value="REPSOL" office:value-type="string">
            <text:p>REPSOL</text:p>
          </table:table-cell>
          <table:table-cell office:string-value="439914,74" office:value-type="string">
            <text:p>439914,74</text:p>
          </table:table-cell>
          <table:table-cell office:string-value="4475692,23" office:value-type="string">
            <text:p>4475692,23</text:p>
          </table:table-cell>
          <table:table-cell office:string-value="-3.7083639" office:value-type="string">
            <text:p>-3.7083639</text:p>
          </table:table-cell>
          <table:table-cell office:string-value="40.4296987" office:value-type="string">
            <text:p>40.4296987</text:p>
          </table:table-cell>
        </table:table-row>
        <table:table-row>
          <table:table-cell office:string-value="Ciudad Lineal" office:value-type="string">
            <text:p>Ciudad Lineal</text:p>
          </table:table-cell>
          <table:table-cell office:string-value="Calle Bueso Pineda 29" office:value-type="string">
            <text:p>Calle Bueso Pineda 29</text:p>
          </table:table-cell>
          <table:table-cell office:string-value="Vía pública" office:value-type="string">
            <text:p>Vía pública</text:p>
          </table:table-cell>
          <table:table-cell office:value="1.0" office:value-type="float">
            <text:p>1.0</text:p>
          </table:table-cell>
          <table:table-cell office:string-value="GIC" office:value-type="string">
            <text:p>GIC</text:p>
          </table:table-cell>
          <table:table-cell office:string-value="444431,81" office:value-type="string">
            <text:p>444431,81</text:p>
          </table:table-cell>
          <table:table-cell office:string-value="4478363,82" office:value-type="string">
            <text:p>4478363,82</text:p>
          </table:table-cell>
          <table:table-cell office:string-value="-3.6553478" office:value-type="string">
            <text:p>-3.6553478</text:p>
          </table:table-cell>
          <table:table-cell office:string-value="40.4540798" office:value-type="string">
            <text:p>40.4540798</text:p>
          </table:table-cell>
        </table:table-row>
        <table:table-row>
          <table:table-cell office:string-value="Hortaleza" office:value-type="string">
            <text:p>Hortaleza</text:p>
          </table:table-cell>
          <table:table-cell office:string-value="Avenida María de Portugal 15" office:value-type="string">
            <text:p>Avenida María de Portugal 15</text:p>
          </table:table-cell>
          <table:table-cell office:string-value="Estación de servicio" office:value-type="string">
            <text:p>Estación de servicio</text:p>
          </table:table-cell>
          <table:table-cell office:value="1.0" office:value-type="float">
            <text:p>1.0</text:p>
          </table:table-cell>
          <table:table-cell office:string-value="IBERDROLA" office:value-type="string">
            <text:p>IBERDROLA</text:p>
          </table:table-cell>
          <table:table-cell office:string-value="443849,63" office:value-type="string">
            <text:p>443849,63</text:p>
          </table:table-cell>
          <table:table-cell office:string-value="4483208,55" office:value-type="string">
            <text:p>4483208,55</text:p>
          </table:table-cell>
          <table:table-cell office:string-value="-3.6626423" office:value-type="string">
            <text:p>-3.6626423</text:p>
          </table:table-cell>
          <table:table-cell office:string-value="40.4976842" office:value-type="string">
            <text:p>40.4976842</text:p>
          </table:table-cell>
        </table:table-row>
        <table:table-row>
          <table:table-cell office:string-value="Hortaleza" office:value-type="string">
            <text:p>Hortaleza</text:p>
          </table:table-cell>
          <table:table-cell office:string-value="Avenida de Machupichu 105" office:value-type="string">
            <text:p>Avenida de Machupichu 105</text:p>
          </table:table-cell>
          <table:table-cell office:string-value="Estación de servicio" office:value-type="string">
            <text:p>Estación de servicio</text:p>
          </table:table-cell>
          <table:table-cell office:value="1.0" office:value-type="float">
            <text:p>1.0</text:p>
          </table:table-cell>
          <table:table-cell office:string-value="GIC" office:value-type="string">
            <text:p>GIC</text:p>
          </table:table-cell>
          <table:table-cell office:string-value="446082,58" office:value-type="string">
            <text:p>446082,58</text:p>
          </table:table-cell>
          <table:table-cell office:string-value="4479561,39" office:value-type="string">
            <text:p>4479561,39</text:p>
          </table:table-cell>
          <table:table-cell office:string-value="-3.6359822" office:value-type="string">
            <text:p>-3.6359822</text:p>
          </table:table-cell>
          <table:table-cell office:string-value="40.4649769" office:value-type="string">
            <text:p>40.4649769</text:p>
          </table:table-cell>
        </table:table-row>
        <table:table-row>
          <table:table-cell office:string-value="Puente de Vallecas" office:value-type="string">
            <text:p>Puente de Vallecas</text:p>
          </table:table-cell>
          <table:table-cell office:string-value="Avenida de la Albufera 319" office:value-type="string">
            <text:p>Avenida de la Albufera 319</text:p>
          </table:table-cell>
          <table:table-cell office:string-value="Aparcamiento" office:value-type="string">
            <text:p>Aparcamiento</text:p>
          </table:table-cell>
          <table:table-cell office:value="2.0" office:value-type="float">
            <text:p>2.0</text:p>
          </table:table-cell>
          <table:table-cell office:string-value="ECOLINERAS" office:value-type="string">
            <text:p>ECOLINERAS</text:p>
          </table:table-cell>
          <table:table-cell office:string-value="446350,62" office:value-type="string">
            <text:p>446350,62</text:p>
          </table:table-cell>
          <table:table-cell office:string-value="4470558,49" office:value-type="string">
            <text:p>4470558,49</text:p>
          </table:table-cell>
          <table:table-cell office:string-value="-3.6320611" office:value-type="string">
            <text:p>-3.6320611</text:p>
          </table:table-cell>
          <table:table-cell office:string-value="40.3838908" office:value-type="string">
            <text:p>40.3838908</text:p>
          </table:table-cell>
        </table:table-row>
        <table:table-row>
          <table:table-cell office:string-value="Puente de Vallecas" office:value-type="string">
            <text:p>Puente de Vallecas</text:p>
          </table:table-cell>
          <table:table-cell office:string-value="Avenida Real de Arganda 74" office:value-type="string">
            <text:p>Avenida Real de Arganda 74</text:p>
          </table:table-cell>
          <table:table-cell office:string-value="Estación de servicio" office:value-type="string">
            <text:p>Estación de servicio</text:p>
          </table:table-cell>
          <table:table-cell office:value="1.0" office:value-type="float">
            <text:p>1.0</text:p>
          </table:table-cell>
          <table:table-cell office:string-value="REPSOL" office:value-type="string">
            <text:p>REPSOL</text:p>
          </table:table-cell>
          <table:table-cell office:string-value="448693,92" office:value-type="string">
            <text:p>448693,92</text:p>
          </table:table-cell>
          <table:table-cell office:string-value="4469672,14" office:value-type="string">
            <text:p>4469672,14</text:p>
          </table:table-cell>
          <table:table-cell office:string-value="-3.6043841" office:value-type="string">
            <text:p>-3.6043841</text:p>
          </table:table-cell>
          <table:table-cell office:string-value="40.3760535" office:value-type="string">
            <text:p>40.3760535</text:p>
          </table:table-cell>
        </table:table-row>
        <table:table-row>
          <table:table-cell office:string-value="Retiro" office:value-type="string">
            <text:p>Retiro</text:p>
          </table:table-cell>
          <table:table-cell office:string-value="Calle Alfonso XII 2" office:value-type="string">
            <text:p>Calle Alfonso XII 2</text:p>
          </table:table-cell>
          <table:table-cell office:string-value="Vía pública" office:value-type="string">
            <text:p>Vía pública</text:p>
          </table:table-cell>
          <table:table-cell office:value="1.0" office:value-type="float">
            <text:p>1.0</text:p>
          </table:table-cell>
          <table:table-cell office:string-value="REPSOL" office:value-type="string">
            <text:p>REPSOL</text:p>
          </table:table-cell>
          <table:table-cell office:string-value="441553,76" office:value-type="string">
            <text:p>441553,76</text:p>
          </table:table-cell>
          <table:table-cell office:string-value="4474522,81" office:value-type="string">
            <text:p>4474522,81</text:p>
          </table:table-cell>
          <table:table-cell office:string-value="-3.6889348" office:value-type="string">
            <text:p>-3.6889348</text:p>
          </table:table-cell>
          <table:table-cell office:string-value="40.4192808" office:value-type="string">
            <text:p>40.4192808</text:p>
          </table:table-cell>
        </table:table-row>
        <table:table-row>
          <table:table-cell office:string-value="Retiro" office:value-type="string">
            <text:p>Retiro</text:p>
          </table:table-cell>
          <table:table-cell office:string-value="Calle Cerro de la Plata 4" office:value-type="string">
            <text:p>Calle Cerro de la Plata 4</text:p>
          </table:table-cell>
          <table:table-cell office:string-value="Vía pública" office:value-type="string">
            <text:p>Vía pública</text:p>
          </table:table-cell>
          <table:table-cell office:value="1.0" office:value-type="float">
            <text:p>1.0</text:p>
          </table:table-cell>
          <table:table-cell office:string-value="GIC" office:value-type="string">
            <text:p>GIC</text:p>
          </table:table-cell>
          <table:table-cell office:string-value="442701,58" office:value-type="string">
            <text:p>442701,58</text:p>
          </table:table-cell>
          <table:table-cell office:string-value="4472363,01" office:value-type="string">
            <text:p>4472363,01</text:p>
          </table:table-cell>
          <table:table-cell office:string-value="-3.6752113" office:value-type="string">
            <text:p>-3.6752113</text:p>
          </table:table-cell>
          <table:table-cell office:string-value="40.399904" office:value-type="string">
            <text:p>40.399904</text:p>
          </table:table-cell>
        </table:table-row>
        <table:table-row>
          <table:table-cell office:string-value="Retiro" office:value-type="string">
            <text:p>Retiro</text:p>
          </table:table-cell>
          <table:table-cell office:string-value="Plaza del Conde de Casal 6" office:value-type="string">
            <text:p>Plaza del Conde de Casal 6</text:p>
          </table:table-cell>
          <table:table-cell office:string-value="Aparcamiento" office:value-type="string">
            <text:p>Aparcamiento</text:p>
          </table:table-cell>
          <table:table-cell office:value="2.0" office:value-type="float">
            <text:p>2.0</text:p>
          </table:table-cell>
          <table:table-cell office:string-value="DRIVE THE CITY" office:value-type="string">
            <text:p>DRIVE THE CITY</text:p>
          </table:table-cell>
          <table:table-cell office:string-value="443198,96" office:value-type="string">
            <text:p>443198,96</text:p>
          </table:table-cell>
          <table:table-cell office:string-value="4473071,62" office:value-type="string">
            <text:p>4473071,62</text:p>
          </table:table-cell>
          <table:table-cell office:string-value="-3.6694137" office:value-type="string">
            <text:p>-3.6694137</text:p>
          </table:table-cell>
          <table:table-cell office:string-value="40.4063216" office:value-type="string">
            <text:p>40.4063216</text:p>
          </table:table-cell>
        </table:table-row>
        <table:table-row>
          <table:table-cell office:string-value="Retiro" office:value-type="string">
            <text:p>Retiro</text:p>
          </table:table-cell>
          <table:table-cell office:string-value="Calle Ibiza 1" office:value-type="string">
            <text:p>Calle Ibiza 1</text:p>
          </table:table-cell>
          <table:table-cell office:string-value="Vía pública" office:value-type="string">
            <text:p>Vía pública</text:p>
          </table:table-cell>
          <table:table-cell office:value="1.0" office:value-type="float">
            <text:p>1.0</text:p>
          </table:table-cell>
          <table:table-cell office:string-value="REPSOL" office:value-type="string">
            <text:p>REPSOL</text:p>
          </table:table-cell>
          <table:table-cell office:string-value="442444,53" office:value-type="string">
            <text:p>442444,53</text:p>
          </table:table-cell>
          <table:table-cell office:string-value="4474433,54" office:value-type="string">
            <text:p>4474433,54</text:p>
          </table:table-cell>
          <table:table-cell office:string-value="-3.6784275" office:value-type="string">
            <text:p>-3.6784275</text:p>
          </table:table-cell>
          <table:table-cell office:string-value="40.4185387" office:value-type="string">
            <text:p>40.4185387</text:p>
          </table:table-cell>
        </table:table-row>
        <table:table-row>
          <table:table-cell office:string-value="Retiro" office:value-type="string">
            <text:p>Retiro</text:p>
          </table:table-cell>
          <table:table-cell office:string-value="Plaza de la Lealtad, s/n" office:value-type="string">
            <text:p>Plaza de la Lealtad, s/n</text:p>
          </table:table-cell>
          <table:table-cell office:string-value="Vía pública" office:value-type="string">
            <text:p>Vía pública</text:p>
          </table:table-cell>
          <table:table-cell office:value="1.0" office:value-type="float">
            <text:p>1.0</text:p>
          </table:table-cell>
          <table:table-cell office:string-value="GIC" office:value-type="string">
            <text:p>GIC</text:p>
          </table:table-cell>
          <table:table-cell office:string-value="441289,71" office:value-type="string">
            <text:p>441289,71</text:p>
          </table:table-cell>
          <table:table-cell office:string-value="4474176,66" office:value-type="string">
            <text:p>4474176,66</text:p>
          </table:table-cell>
          <table:table-cell office:string-value="-3.6920151" office:value-type="string">
            <text:p>-3.6920151</text:p>
          </table:table-cell>
          <table:table-cell office:string-value="40.4161439" office:value-type="string">
            <text:p>40.4161439</text:p>
          </table:table-cell>
        </table:table-row>
        <table:table-row>
          <table:table-cell office:string-value="Salamanca" office:value-type="string">
            <text:p>Salamanca</text:p>
          </table:table-cell>
          <table:table-cell office:string-value="Paseo Castellana 52" office:value-type="string">
            <text:p>Paseo Castellana 52</text:p>
          </table:table-cell>
          <table:table-cell office:string-value="Vía pública" office:value-type="string">
            <text:p>Vía pública</text:p>
          </table:table-cell>
          <table:table-cell office:value="1.0" office:value-type="float">
            <text:p>1.0</text:p>
          </table:table-cell>
          <table:table-cell office:string-value="REPSOL" office:value-type="string">
            <text:p>REPSOL</text:p>
          </table:table-cell>
          <table:table-cell office:string-value="441650" office:value-type="string">
            <text:p>441650</text:p>
          </table:table-cell>
          <table:table-cell office:string-value="4476325" office:value-type="string">
            <text:p>4476325</text:p>
          </table:table-cell>
          <table:table-cell office:string-value="-3.6879659" office:value-type="string">
            <text:p>-3.6879659</text:p>
          </table:table-cell>
          <table:table-cell office:string-value="40.4355225" office:value-type="string">
            <text:p>40.4355225</text:p>
          </table:table-cell>
        </table:table-row>
        <table:table-row>
          <table:table-cell office:string-value="Salamanca" office:value-type="string">
            <text:p>Salamanca</text:p>
          </table:table-cell>
          <table:table-cell office:string-value="Calle Castelló 105" office:value-type="string">
            <text:p>Calle Castelló 105</text:p>
          </table:table-cell>
          <table:table-cell office:string-value="Vía pública" office:value-type="string">
            <text:p>Vía pública</text:p>
          </table:table-cell>
          <table:table-cell office:value="1.0" office:value-type="float">
            <text:p>1.0</text:p>
          </table:table-cell>
          <table:table-cell office:string-value="GIC" office:value-type="string">
            <text:p>GIC</text:p>
          </table:table-cell>
          <table:table-cell office:string-value="442261,15" office:value-type="string">
            <text:p>442261,15</text:p>
          </table:table-cell>
          <table:table-cell office:string-value="4476262,44" office:value-type="string">
            <text:p>4476262,44</text:p>
          </table:table-cell>
          <table:table-cell office:string-value="-3.680755" office:value-type="string">
            <text:p>-3.680755</text:p>
          </table:table-cell>
          <table:table-cell office:string-value="40.4350016" office:value-type="string">
            <text:p>40.4350016</text:p>
          </table:table-cell>
        </table:table-row>
        <table:table-row>
          <table:table-cell office:string-value="Salamanca" office:value-type="string">
            <text:p>Salamanca</text:p>
          </table:table-cell>
          <table:table-cell office:string-value="Calle Goya 36" office:value-type="string">
            <text:p>Calle Goya 36</text:p>
          </table:table-cell>
          <table:table-cell office:string-value="Vía pública" office:value-type="string">
            <text:p>Vía pública</text:p>
          </table:table-cell>
          <table:table-cell office:value="1.0" office:value-type="float">
            <text:p>1.0</text:p>
          </table:table-cell>
          <table:table-cell office:string-value="GIC" office:value-type="string">
            <text:p>GIC</text:p>
          </table:table-cell>
          <table:table-cell office:string-value="442227,27" office:value-type="string">
            <text:p>442227,27</text:p>
          </table:table-cell>
          <table:table-cell office:string-value="4475141,53" office:value-type="string">
            <text:p>4475141,53</text:p>
          </table:table-cell>
          <table:table-cell office:string-value="-3.6810526" office:value-type="string">
            <text:p>-3.6810526</text:p>
          </table:table-cell>
          <table:table-cell office:string-value="40.4249016" office:value-type="string">
            <text:p>40.4249016</text:p>
          </table:table-cell>
        </table:table-row>
        <table:table-row>
          <table:table-cell office:string-value="Salamanca" office:value-type="string">
            <text:p>Salamanca</text:p>
          </table:table-cell>
          <table:table-cell office:string-value="Calle Goya 123" office:value-type="string">
            <text:p>Calle Goya 123</text:p>
          </table:table-cell>
          <table:table-cell office:string-value="Vía pública" office:value-type="string">
            <text:p>Vía pública</text:p>
          </table:table-cell>
          <table:table-cell office:value="1.0" office:value-type="float">
            <text:p>1.0</text:p>
          </table:table-cell>
          <table:table-cell office:string-value="REPSOL" office:value-type="string">
            <text:p>REPSOL</text:p>
          </table:table-cell>
          <table:table-cell office:string-value="443066,59" office:value-type="string">
            <text:p>443066,59</text:p>
          </table:table-cell>
          <table:table-cell office:string-value="4475108,89" office:value-type="string">
            <text:p>4475108,89</text:p>
          </table:table-cell>
          <table:table-cell office:string-value="-3.671156" office:value-type="string">
            <text:p>-3.671156</text:p>
          </table:table-cell>
          <table:table-cell office:string-value="40.4246654" office:value-type="string">
            <text:p>40.4246654</text:p>
          </table:table-cell>
        </table:table-row>
        <table:table-row>
          <table:table-cell office:string-value="Salamanca" office:value-type="string">
            <text:p>Salamanca</text:p>
          </table:table-cell>
          <table:table-cell office:string-value="Calle Velázquez 74" office:value-type="string">
            <text:p>Calle Velázquez 74</text:p>
          </table:table-cell>
          <table:table-cell office:string-value="Vía pública" office:value-type="string">
            <text:p>Vía pública</text:p>
          </table:table-cell>
          <table:table-cell office:value="1.0" office:value-type="float">
            <text:p>1.0</text:p>
          </table:table-cell>
          <table:table-cell office:string-value="REPSOL" office:value-type="string">
            <text:p>REPSOL</text:p>
          </table:table-cell>
          <table:table-cell office:string-value="442015,28" office:value-type="string">
            <text:p>442015,28</text:p>
          </table:table-cell>
          <table:table-cell office:string-value="4475633,05" office:value-type="string">
            <text:p>4475633,05</text:p>
          </table:table-cell>
          <table:table-cell office:string-value="-3.6835963" office:value-type="string">
            <text:p>-3.6835963</text:p>
          </table:table-cell>
          <table:table-cell office:string-value="40.4293147" office:value-type="string">
            <text:p>40.4293147</text:p>
          </table:table-cell>
        </table:table-row>
        <table:table-row>
          <table:table-cell office:string-value="Salamanca" office:value-type="string">
            <text:p>Salamanca</text:p>
          </table:table-cell>
          <table:table-cell office:string-value="Jardines del Descubrimiento - Acceso a Complejo de Aparcamientos subterráneos por Calle de la Armada Española" office:value-type="string">
            <text:p>Jardines del Descubrimiento - Acceso a Complejo de Aparcamientos subterráneos por Calle de la Armada Española</text:p>
          </table:table-cell>
          <table:table-cell office:string-value="Aparcamiento" office:value-type="string">
            <text:p>Aparcamiento</text:p>
          </table:table-cell>
          <table:table-cell office:value="4.0" office:value-type="float">
            <text:p>4.0</text:p>
          </table:table-cell>
          <table:table-cell office:string-value="EMT" office:value-type="string">
            <text:p>EMT</text:p>
          </table:table-cell>
          <table:table-cell office:string-value="441474,08" office:value-type="string">
            <text:p>441474,08</text:p>
          </table:table-cell>
          <table:table-cell office:string-value="4475110,19" office:value-type="string">
            <text:p>4475110,19</text:p>
          </table:table-cell>
          <table:table-cell office:string-value="-3.689928" office:value-type="string">
            <text:p>-3.689928</text:p>
          </table:table-cell>
          <table:table-cell office:string-value="40.4245666" office:value-type="string">
            <text:p>40.4245666</text:p>
          </table:table-cell>
        </table:table-row>
        <table:table-row>
          <table:table-cell office:string-value="Salamanca" office:value-type="string">
            <text:p>Salamanca</text:p>
          </table:table-cell>
          <table:table-cell office:string-value="Plaza de Marqués de Salamanca" office:value-type="string">
            <text:p>Plaza de Marqués de Salamanca</text:p>
          </table:table-cell>
          <table:table-cell office:string-value="Aparcamiento" office:value-type="string">
            <text:p>Aparcamiento</text:p>
          </table:table-cell>
          <table:table-cell office:value="1.0" office:value-type="float">
            <text:p>1.0</text:p>
          </table:table-cell>
          <table:table-cell office:string-value="EMT" office:value-type="string">
            <text:p>EMT</text:p>
          </table:table-cell>
          <table:table-cell office:string-value="442391,2" office:value-type="string">
            <text:p>442391,2</text:p>
          </table:table-cell>
          <table:table-cell office:string-value="4475742,85" office:value-type="string">
            <text:p>4475742,85</text:p>
          </table:table-cell>
          <table:table-cell office:string-value="-3.6791747" office:value-type="string">
            <text:p>-3.6791747</text:p>
          </table:table-cell>
          <table:table-cell office:string-value="40.4303299" office:value-type="string">
            <text:p>40.4303299</text:p>
          </table:table-cell>
        </table:table-row>
        <table:table-row>
          <table:table-cell office:string-value="Villa de Vallecas" office:value-type="string">
            <text:p>Villa de Vallecas</text:p>
          </table:table-cell>
          <table:table-cell office:string-value="Avenida de Madrid Mercamadrid s/n" office:value-type="string">
            <text:p>Avenida de Madrid Mercamadrid s/n</text:p>
          </table:table-cell>
          <table:table-cell office:string-value="Otros" office:value-type="string">
            <text:p>Otros</text:p>
          </table:table-cell>
          <table:table-cell office:value="2.0" office:value-type="float">
            <text:p>2.0</text:p>
          </table:table-cell>
          <table:table-cell office:string-value="DRIVE THE CITY" office:value-type="string">
            <text:p>DRIVE THE CITY</text:p>
          </table:table-cell>
          <table:table-cell office:string-value="444302,11" office:value-type="string">
            <text:p>444302,11</text:p>
          </table:table-cell>
          <table:table-cell office:string-value="4468182,62" office:value-type="string">
            <text:p>4468182,62</text:p>
          </table:table-cell>
          <table:table-cell office:string-value="-3.6559863" office:value-type="string">
            <text:p>-3.6559863</text:p>
          </table:table-cell>
          <table:table-cell office:string-value="40.362353" office:value-type="string">
            <text:p>40.362353</text:p>
          </table:table-cell>
        </table:table-row>
        <table:table-row>
          <table:table-cell office:string-value="Villa de Vallecas" office:value-type="string">
            <text:p>Villa de Vallecas</text:p>
          </table:table-cell>
          <table:table-cell office:string-value="Carretera M602 km. 13" office:value-type="string">
            <text:p>Carretera M602 km. 13</text:p>
          </table:table-cell>
          <table:table-cell office:string-value="Estación de servicio" office:value-type="string">
            <text:p>Estación de servicio</text:p>
          </table:table-cell>
          <table:table-cell office:value="1.0" office:value-type="float">
            <text:p>1.0</text:p>
          </table:table-cell>
          <table:table-cell office:string-value="REPSOL" office:value-type="string">
            <text:p>REPSOL</text:p>
          </table:table-cell>
          <table:table-cell office:string-value="445890,74" office:value-type="string">
            <text:p>445890,74</text:p>
          </table:table-cell>
          <table:table-cell office:string-value="4469312,58" office:value-type="string">
            <text:p>4469312,58</text:p>
          </table:table-cell>
          <table:table-cell office:string-value="-3.637373" office:value-type="string">
            <text:p>-3.637373</text:p>
          </table:table-cell>
          <table:table-cell office:string-value="40.3726371" office:value-type="string">
            <text:p>40.3726371</text:p>
          </table:table-cell>
        </table:table-row>
        <table:table-row>
          <table:table-cell office:string-value="Villa de Vallecas" office:value-type="string">
            <text:p>Villa de Vallecas</text:p>
          </table:table-cell>
          <table:table-cell office:string-value="Carretera Villaverde a Vallecas km. 3,5" office:value-type="string">
            <text:p>Carretera Villaverde a Vallecas km. 3,5</text:p>
          </table:table-cell>
          <table:table-cell office:string-value="Estacion de servicio" office:value-type="string">
            <text:p>Estacion de servicio</text:p>
          </table:table-cell>
          <table:table-cell office:value="1.0" office:value-type="float">
            <text:p>1.0</text:p>
          </table:table-cell>
          <table:table-cell office:string-value="NATURGY" office:value-type="string">
            <text:p>NATURGY</text:p>
          </table:table-cell>
          <table:table-cell office:string-value="444372,2" office:value-type="string">
            <text:p>444372,2</text:p>
          </table:table-cell>
          <table:table-cell office:string-value="4468659,86" office:value-type="string">
            <text:p>4468659,86</text:p>
          </table:table-cell>
          <table:table-cell office:string-value="-3.6552024" office:value-type="string">
            <text:p>-3.6552024</text:p>
          </table:table-cell>
          <table:table-cell office:string-value="40.366657" office:value-type="string">
            <text:p>40.366657</text:p>
          </table:table-cell>
        </table:table-row>
        <table:table-row>
          <table:table-cell office:string-value="Latina" office:value-type="string">
            <text:p>Latina</text:p>
          </table:table-cell>
          <table:table-cell office:string-value="Calle de José de Cadalso 51" office:value-type="string">
            <text:p>Calle de José de Cadalso 51</text:p>
          </table:table-cell>
          <table:table-cell office:string-value="Aparcamiento" office:value-type="string">
            <text:p>Aparcamiento</text:p>
          </table:table-cell>
          <table:table-cell office:value="1.0" office:value-type="float">
            <text:p>1.0</text:p>
          </table:table-cell>
          <table:table-cell office:string-value="DRIVE THE CITY" office:value-type="string">
            <text:p>DRIVE THE CITY</text:p>
          </table:table-cell>
          <table:table-cell office:string-value="434762,24" office:value-type="string">
            <text:p>434762,24</text:p>
          </table:table-cell>
          <table:table-cell office:string-value="4469976,18" office:value-type="string">
            <text:p>4469976,18</text:p>
          </table:table-cell>
          <table:table-cell office:string-value="-3.7685175" office:value-type="string">
            <text:p>-3.7685175</text:p>
          </table:table-cell>
          <table:table-cell office:string-value="40.3778184" office:value-type="string">
            <text:p>40.3778184</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20-10-09T02:16:01</dc:date>
    <meta:editing-cycles>2</meta:editing-cycles>
    <meta:editing-duration>PT0.412S</meta:editing-duration>
    <meta:creation-date>2020-10-09T02:16:01</meta:creation-date>
  </office:meta>
</office:document-meta>
</file>